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29b" officeooo:paragraph-rsid="00175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endence manage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45:23.749848008</meta:creation-date>
    <dc:date>2018-05-10T11:45:44.875185709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4.2.8.2$Linux_x86 LibreOffice_project/420m0$Build-2</meta:generator>
  </office:meta>
</office:document-meta>
</file>